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ea24" officeooo:paragraph-rsid="001aea24"/>
    </style:style>
    <style:style style:name="T1" style:family="text">
      <style:text-properties officeooo:rsid="001b44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de Alabsa</text:p>
      <text:p text:style-name="P1">Gradient Descent HW 02</text:p>
      <text:p text:style-name="P1">Machine Learning</text:p>
      <text:p text:style-name="P1">Mingon Kang</text:p>
      <text:p text:style-name="P1"/>
      <text:p text:style-name="P1">For this homework what I did was <text:span text:style-name="T1">very similar to the first homework. I read in the CSV data and partitioned it into labels and features. From there I used the solve linear regression formula you used to find the optimal using the training data which was converted from the formula in the slides. This solves for b. From there I used this b_opt to to guess for y in the test data. If it was greater than the threshold it would become True otherwise it would become false. From there I figure out the accuracy by comparing what I predicted to what the groundtruth was. I was able to achieve a 98% accuracy. <text:s/>For gradient descent I started off with a learning rate which was arbitrarily picked as 1e-8. I chose this since this is what you used in your example. I then created a vector the size of how many features we had, each value in the vector started off with 0 <text:s/>From there I calculated the ordinary least squares to estimate b and stuffed it into the b vector. I then printed out the graph to ensure it converged. I ended up playing with the learning rate and settling on a learning rate of 1e-10. I noticed that this started converging better than the other rates. It also helped I had already added in where I predicted on the test data and verified my accuracy like I did with linear regression. Using this I was able to achieve 97.5% accuracy and a <text:s/>difference of 0.0728993388512 between b_opt and b_est. I initially thought we needed to normalize the data for gradient descent but upon thinking more about it I couldn’t see why since the data represented the same thing, a pixel value between [0,255]. Another student though mentioned you said we needed to always normalize for gradient descent so I did. This time I had to use a much larger learning rate of 1e-4 to get good results. This allowed me to increase my accuracy from 97.5 to 99.5 and the b_opt and b_est difference was 2.76817615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23:15:26.493314630</meta:creation-date>
    <dc:date>2018-02-20T21:47:00.073504186</dc:date>
    <meta:editing-duration>PT31S</meta:editing-duration>
    <meta:editing-cycles>1</meta:editing-cycles>
    <meta:document-statistic meta:table-count="0" meta:image-count="0" meta:object-count="0" meta:page-count="1" meta:paragraph-count="5" meta:word-count="359" meta:character-count="1964" meta:non-whitespace-character-count="1607"/>
    <meta:generator>LibreOffice/5.4.5.1$Linux_X86_64 LibreOffice_project/40$Build-1</meta:generator>
  </office:meta>
</office:document-meta>
</file>